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Courier New" style:font-name-asian="Courier New1" style:font-name-complex="Courier New1"/>
    </style:style>
    <style:style style:name="P7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bconsultas con EXISTS<text:line-break/></text:p>
      <text:p text:style-name="Standard">Resolver todos los ejercicios haciendo uso de EXISTS y sin utilizar JOIN.</text:p>
      <text:p text:style-name="P3"/>
      <text:p text:style-name="P3">Web de citas</text:p>
      <text:p text:style-name="Standard"/>
      <text:list xml:id="list3708603923" text:style-name="WWNum2">
        <text:list-item>
          <text:p text:style-name="P10">Obtén todos los datos de aquellos usuarios que practican alguna afición todos los meses. 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3"/>
      <text:list xml:id="list3575373901" text:style-name="WWNum1">
        <text:list-item>
          <text:p text:style-name="P11">Descripción de aquellas aficiones que son practicadas por más de 2 usuarios. 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5"/>
      <text:p text:style-name="P3">Comercio<text:line-break/></text:p>
      <text:list xml:id="list150834098632603" text:continue-numbering="true" text:style-name="WWNum1">
        <text:list-item>
          <text:p text:style-name="P11">Todos los datos de aquellos clientes que han pagado siempre un iva del 21% (nunca han pagado menos iva). </text:p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P4"/>
      <text:p text:style-name="P1"/>
      <text:list xml:id="list150834096571919" text:continue-numbering="true" text:style-name="WWNum1">
        <text:list-item>
          <text:p text:style-name="P11">Todos los datos de aquellos artículos cuyo precio actual es superior a todos los precios de dicho artículo en las diferentes líneas de los tickets.</text:p>
        </text:list-item>
      </text:list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/>
          </table:table-cell>
        </table:table-row>
      </table:table>
      <text:p text:style-name="P4"/>
      <text:p text:style-name="P1">Instituto</text:p>
      <text:p text:style-name="Standard"/>
      <text:list xml:id="list150834402119346" text:continue-numbering="true" text:style-name="WWNum1">
        <text:list-item>
          <text:p text:style-name="P11">Todos los datos (dni, nombre, apellidos y fecha de nacimiento) de aquellos alumnos cuya nota media sea superior a la media de todos los alumnos.</text:p>
        </text:list-item>
      </text:list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ing_20_1"><text:bookmark text:name="_w497hsrv4uoj"/><text:span text:style-name="MT1">Bases de Datos</text:span><text:line-break/><text:span text:style-name="MT2">EJERCICIOS UNIDAD 6: DQL<text:line-break/></text:span></text:p>
        <text:p text:style-name="Standard">Nombre y apellidos: __________________________________________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document-statistic meta:table-count="5" meta:image-count="0" meta:object-count="0" meta:page-count="1" meta:paragraph-count="12" meta:word-count="131" meta:character-count="801" meta:non-whitespace-character-count="681"/>
  </office:meta>
</office:document-meta>
</file>